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179cm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7.214cm"/>
    </style:style>
    <style:style style:name="gr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6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6pt" fo:text-shadow="none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text-properties fo:font-size="26pt"/>
    </style:style>
    <style:style style:name="T1" style:family="text">
      <style:text-properties fo:color="#000000" style:font-name="Segoe UI Semibold1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" fo:font-size="32pt" fo:text-shadow="none" style:font-size-asian="32pt" style:font-size-complex="32pt"/>
    </style:style>
    <style:style style:name="T6" style:family="text">
      <style:text-properties fo:color="#000000" style:font-name="Segoe UI" fo:font-size="20pt" fo:text-shadow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13cm" svg:height="3.429cm" svg:x="2.032cm" svg:y="0.508cm">
          <draw:text-box>
            <text:p text:style-name="P1"><text:span text:style-name="T1">HYMN #703</text:span></text:p>
            <text:p text:style-name="P1"><text:span text:style-name="T2">“</text:span><text:span text:style-name="T2">How Can I Thank You, Lord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3" draw:text-style-name="P5" draw:layer="layout" svg:width="24.13cm" svg:height="7.011cm" svg:x="1.895cm" svg:y="0.501cm">
          <draw:text-box>
            <text:p text:style-name="P4"><text:span text:style-name="T3">1. </text:span><text:span text:style-name="T4">How can I thank You, Lord,</text:span></text:p>
            <text:p text:style-name="P4"><text:span text:style-name="T4">For all Your loving-kindness,</text:span></text:p>
            <text:p text:style-name="P4"><text:span text:style-name="T4">That You have patiently</text:span></text:p>
            <text:p text:style-name="P4"><text:span text:style-name="T4">Borne with me in my blindness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office:forms form:automatic-focus="false" form:apply-design-mode="false"/>
        <draw:frame draw:style-name="gr3" draw:text-style-name="P5" draw:layer="layout" svg:width="24.13cm" svg:height="7.011cm" svg:x="1.778cm" svg:y="0.508cm">
          <draw:text-box>
            <text:p text:style-name="P4"><text:span text:style-name="T4">When dead in many sins</text:span></text:p>
            <text:p text:style-name="P4"><text:span text:style-name="T4">And trespasses I lay,</text:span></text:p>
            <text:p text:style-name="P4"><text:span text:style-name="T4">I kindled, holy God,</text:span></text:p>
            <text:p text:style-name="P4"><text:span text:style-name="T4">Your anger ev’ry da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draw:style-name="gr3" draw:text-style-name="P6" draw:layer="layout" svg:width="24.638cm" svg:height="7.011cm" svg:x="1.778cm" svg:y="0.609cm">
          <draw:text-box>
            <text:p text:style-name="P1"><text:span text:style-name="T3">2. </text:span><text:span text:style-name="T4">It is Your work alone</text:span></text:p>
            <text:p text:style-name="P1"><text:span text:style-name="T4">That I am now converted;</text:span></text:p>
            <text:p text:style-name="P1"><text:span text:style-name="T4">O’er Satan’s work in me</text:span></text:p>
            <text:p text:style-name="P1"><text:span text:style-name="T4">You have Your pow’r asserte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office:forms form:automatic-focus="false" form:apply-design-mode="false"/>
        <draw:frame draw:style-name="gr4" draw:text-style-name="P6" draw:layer="layout" svg:width="24.638cm" svg:height="7.464cm" svg:x="1.728cm" svg:y="0.547cm">
          <draw:text-box>
            <text:p text:style-name="P1"><text:span text:style-name="T4">Your mercy and Your grace</text:span></text:p>
            <text:p text:style-name="P1"><text:span text:style-name="T4">That rise afresh each morn</text:span></text:p>
            <text:p text:style-name="P1"><text:span text:style-name="T4">Have turned my stony heart</text:span></text:p>
            <text:p text:style-name="P1"><text:span text:style-name="T4">Into a heart newbor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office:forms form:automatic-focus="false" form:apply-design-mode="false"/>
        <draw:frame draw:style-name="gr5" draw:text-style-name="P8" draw:layer="layout" svg:width="24.638cm" svg:height="7.011cm" svg:x="1.524cm" svg:y="0.508cm">
          <draw:text-box>
            <text:p text:style-name="P4"><text:span text:style-name="T3">3. </text:span><text:span text:style-name="T4">Lord, You have raised me up</text:span></text:p>
            <text:p text:style-name="P4"><text:span text:style-name="T4">To joy and exultation</text:span></text:p>
            <text:p text:style-name="P4"><text:span text:style-name="T4">And clearly shown the way</text:span></text:p>
            <text:p text:style-name="P4"><text:span text:style-name="T4">That leads me to salva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office:forms form:automatic-focus="false" form:apply-design-mode="false"/>
        <draw:frame draw:style-name="gr6" draw:text-style-name="P8" draw:layer="layout" svg:width="24.638cm" svg:height="7.011cm" svg:x="1.778cm" svg:y="0.508cm">
          <draw:text-box>
            <text:p text:style-name="P4"><text:span text:style-name="T4">My sins are washed away;</text:span></text:p>
            <text:p text:style-name="P4"><text:span text:style-name="T4">For this I thank You, Lord.</text:span></text:p>
            <text:p text:style-name="P4"><text:span text:style-name="T4">Now with my heart and soul</text:span></text:p>
            <text:p text:style-name="P4"><text:span text:style-name="T4">All evil I abhor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0">
        <office:forms form:automatic-focus="false" form:apply-design-mode="false"/>
        <draw:frame draw:style-name="gr7" draw:text-style-name="P8" draw:layer="layout" svg:width="24.638cm" svg:height="7.366cm" svg:x="1.524cm" svg:y="0.762cm">
          <draw:text-box>
            <text:p text:style-name="P4"><text:span text:style-name="T3">4. </text:span><text:span text:style-name="T4">Grant that Your Spirit’s help</text:span></text:p>
            <text:p text:style-name="P4"><text:span text:style-name="T4">To me be always given</text:span></text:p>
            <text:p text:style-name="P4"><text:span text:style-name="T4">Lest I should fall again</text:span></text:p>
            <text:p text:style-name="P4"><text:span text:style-name="T4">And lose the way to heav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>
        <office:forms form:automatic-focus="false" form:apply-design-mode="false"/>
        <draw:frame draw:style-name="gr8" draw:text-style-name="P8" draw:layer="layout" svg:width="24.638cm" svg:height="7.112cm" svg:x="1.524cm" svg:y="0.528cm">
          <draw:text-box>
            <text:p text:style-name="P4"><text:span text:style-name="T4">Grant that He give me strength</text:span></text:p>
            <text:p text:style-name="P4"><text:span text:style-name="T4">In my infirmity;</text:span></text:p>
            <text:p text:style-name="P4"><text:span text:style-name="T4">May He renew my heart</text:span></text:p>
            <text:p text:style-name="P4"><text:span text:style-name="T4">To serve You willingl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0">
        <office:forms form:automatic-focus="false" form:apply-design-mode="false"/>
        <draw:frame draw:style-name="gr8" draw:text-style-name="P6" draw:layer="layout" svg:width="24.638cm" svg:height="7.112cm" svg:x="1.801cm" svg:y="0.575cm">
          <draw:text-box>
            <text:p text:style-name="P1"><text:span text:style-name="T3">5.</text:span><text:span text:style-name="T3"><text:tab/></text:span><text:span text:style-name="T4">O Father, God of love,</text:span></text:p>
            <text:p text:style-name="P1"><text:span text:style-name="T4">Now hear my supplication;</text:span></text:p>
            <text:p text:style-name="P1"><text:span text:style-name="T4">O Savior, Son of God,</text:span></text:p>
            <text:p text:style-name="P1"><text:span text:style-name="T4">Accept my adoration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0">
        <office:forms form:automatic-focus="false" form:apply-design-mode="false"/>
        <draw:frame draw:style-name="gr9" draw:text-style-name="P6" draw:layer="layout" svg:width="24.638cm" svg:height="12.274cm" svg:x="1.778cm" svg:y="0.504cm">
          <draw:text-box>
            <text:p text:style-name="P1"><text:span text:style-name="T4">O Holy Spirit, be</text:span></text:p>
            <text:p text:style-name="P1"><text:span text:style-name="T4">My ever faithful guide</text:span></text:p>
            <text:p text:style-name="P1"><text:span text:style-name="T4">That I may serve You here</text:span></text:p>
            <text:p text:style-name="P1"><text:span text:style-name="T4">And there with You abide.</text:span></text:p>
            <text:p text:style-name="P9"><text:span text:style-name="T5"/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6"><text:s text:c="8"/></text:span><text:span text:style-name="T6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5:26:17.280000000</meta:creation-date>
    <dc:date>2019-04-29T13:10:39.499000000</dc:date>
    <meta:editing-duration>PT8M58S</meta:editing-duration>
    <meta:editing-cycles>3</meta:editing-cycles>
    <meta:generator>LibreOffice/6.1.5.2$Windows_X86_64 LibreOffice_project/90f8dcf33c87b3705e78202e3df5142b201bd805</meta:generator>
    <meta:document-statistic meta:object-count="54"/>
  </office:meta>
</office:document-meta>
</file>